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7.67mm"/>
    </style:style>
    <style:style style:name="co4" style:family="table-column">
      <style:table-column-properties fo:break-before="auto" style:column-width="14.08mm"/>
    </style:style>
    <style:style style:name="co5" style:family="table-column">
      <style:table-column-properties fo:break-before="auto" style:column-width="22.9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3.67mm"/>
    </style:style>
    <style:style style:name="co8" style:family="table-column">
      <style:table-column-properties fo:break-before="auto" style:column-width="10.48mm"/>
    </style:style>
    <style:style style:name="co9" style:family="table-column">
      <style:table-column-properties fo:break-before="auto" style:column-width="21.25mm"/>
    </style:style>
    <style:style style:name="co10" style:family="table-column">
      <style:table-column-properties fo:break-before="auto" style:column-width="28.45mm"/>
    </style:style>
    <style:style style:name="co11" style:family="table-column">
      <style:table-column-properties fo:break-before="auto" style:column-width="90.21mm"/>
    </style:style>
    <style:style style:name="co12" style:family="table-column">
      <style:table-column-properties fo:break-before="auto" style:column-width="82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34mm"/>
    </style:style>
    <style:style style:name="co15" style:family="table-column">
      <style:table-column-properties fo:break-before="auto" style:column-width="14.73mm"/>
    </style:style>
    <style:style style:name="co16" style:family="table-column">
      <style:table-column-properties fo:break-before="auto" style:column-width="90.86mm"/>
    </style:style>
    <style:style style:name="co17" style:family="table-column">
      <style:table-column-properties fo:break-before="auto" style:column-width="22.24mm"/>
    </style:style>
    <style:style style:name="co18" style:family="table-column">
      <style:table-column-properties fo:break-before="auto" style:column-width="15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top"/>
      <style:text-properties style:font-name="Hiragino Sans" style:font-name-asian="Hiragino Sans"/>
    </style:style>
    <style:style style:name="ce2" style:family="table-cell" style:parent-style-name="Default" style:data-style-name="N111">
      <style:table-cell-properties fo:wrap-option="no-wrap" style:vertical-align="top"/>
      <style:text-properties style:font-name="Hiragino Sans" style:font-name-asian="Hiragino Sans"/>
    </style:style>
    <style:style style:name="ce7" style:family="table-cell" style:parent-style-name="Default">
      <style:text-properties style:font-name="Hiragino Sans" style:font-name-asian="Hiragino Sans"/>
    </style:style>
    <style:style style:name="ce8" style:family="table-cell" style:parent-style-name="Default" style:data-style-name="N11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国内の状況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分類</text:p>
          </table:table-cell>
          <table:table-cell office:value-type="string" calcext:value-type="string">
            <text:p>検査人数</text:p>
          </table:table-cell>
          <table:table-cell office:value-type="string" calcext:value-type="string">
            <text:p>無症状</text:p>
          </table:table-cell>
          <table:table-cell office:value-type="string" calcext:value-type="string">
            <text:p>無症状/退院</text:p>
          </table:table-cell>
          <table:table-cell office:value-type="string" calcext:value-type="string">
            <text:p>無症状/入院中</text:p>
          </table:table-cell>
          <table:table-cell office:value-type="string" calcext:value-type="string">
            <text:p>無症状/入院待機中</text:p>
          </table:table-cell>
          <table:table-cell office:value-type="string" calcext:value-type="string">
            <text:p>退院</text:p>
          </table:table-cell>
          <table:table-cell office:value-type="string" calcext:value-type="string">
            <text:p>軽〜中等症</text:p>
          </table:table-cell>
          <table:table-cell office:value-type="string" calcext:value-type="string">
            <text:p>重症</text:p>
          </table:table-cell>
          <table:table-cell office:value-type="string" calcext:value-type="string">
            <text:p>確認中</text:p>
          </table:table-cell>
          <table:table-cell office:value-type="string" calcext:value-type="string">
            <text:p>入院待機中</text:p>
          </table:table-cell>
          <table:table-cell office:value-type="string" calcext:value-type="string">
            <text:p>死亡</text:p>
          </table:table-cell>
          <table:table-cell office:value-type="string" calcext:value-type="string">
            <text:p>症状有無確認中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備考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0-02-17T12:00:00" calcext:value-type="date">
            <text:p>2月17日12時</text:p>
          </table:table-cell>
          <table:table-cell office:value-type="string" calcext:value-type="string">
            <text:p>国内事例</text:p>
          </table:table-cell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571.html" xlink:type="simple">https://www.mhlw.go.jp/stf/newpage_09571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7T12:00:00" calcext:value-type="date">
            <text:p>2月17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571.html" xlink:type="simple">https://www.mhlw.go.jp/stf/newpage_09571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8T12:00:00" calcext:value-type="date">
            <text:p>2月18日12時</text:p>
          </table:table-cell>
          <table:table-cell office:value-type="string" calcext:value-type="string">
            <text:p>国内事例</text:p>
          </table:table-cell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05.html" xlink:type="simple">https://www.mhlw.go.jp/stf/newpage_0960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8T12:00:00" calcext:value-type="date">
            <text:p>2月18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05.html" xlink:type="simple">https://www.mhlw.go.jp/stf/newpage_0960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9T12:00:00" calcext:value-type="date">
            <text:p>2月19日12時</text:p>
          </table:table-cell>
          <table:table-cell office:value-type="string" calcext:value-type="string">
            <text:p>国内事例</text:p>
          </table:table-cell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37.html" xlink:type="simple">https://www.mhlw.go.jp/stf/newpage_0963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9T12:00:00" calcext:value-type="date">
            <text:p>2月19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37.html" xlink:type="simple">https://www.mhlw.go.jp/stf/newpage_0963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0T12:00:00" calcext:value-type="date">
            <text:p>2月20日12時</text:p>
          </table:table-cell>
          <table:table-cell office:value-type="string" calcext:value-type="string">
            <text:p>国内事例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70.html" xlink:type="simple">https://www.mhlw.go.jp/stf/newpage_096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0T12:00:00" calcext:value-type="date">
            <text:p>2月20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70.html" xlink:type="simple">https://www.mhlw.go.jp/stf/newpage_096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1T12:00:00" calcext:value-type="date">
            <text:p>2月21日12時</text:p>
          </table:table-cell>
          <table:table-cell office:value-type="string" calcext:value-type="string">
            <text:p>国内事例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90.html" xlink:type="simple">https://www.mhlw.go.jp/stf/newpage_0969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1T12:00:00" calcext:value-type="date">
            <text:p>2月2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90.html" xlink:type="simple">https://www.mhlw.go.jp/stf/newpage_0969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2T12:00:00" calcext:value-type="date">
            <text:p>2月22日12時</text:p>
          </table:table-cell>
          <table:table-cell office:value-type="string" calcext:value-type="string">
            <text:p>国内事例</text:p>
          </table:table-cell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18.html" xlink:type="simple">https://www.mhlw.go.jp/stf/newpage_0971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2T12:00:00" calcext:value-type="date">
            <text:p>2月2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18.html" xlink:type="simple">https://www.mhlw.go.jp/stf/newpage_0971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3T12:00:00" calcext:value-type="date">
            <text:p>2月23日12時</text:p>
          </table:table-cell>
          <table:table-cell office:value-type="string" calcext:value-type="string">
            <text:p>国内事例</text:p>
          </table:table-cell>
          <table:table-cell office:value-type="float" office:value="874" calcext:value-type="float">
            <text:p>874</text:p>
          </table:table-cell>
          <table:table-cell table:formula="of:=SUM([.E14:.F1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24.html" xlink:type="simple">https://www.mhlw.go.jp/stf/newpage_0972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3T12:00:00" calcext:value-type="date">
            <text:p>2月2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5:.F15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24.html" xlink:type="simple">https://www.mhlw.go.jp/stf/newpage_0972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4T12:00:00" calcext:value-type="date">
            <text:p>2月24日12時</text:p>
          </table:table-cell>
          <table:table-cell office:value-type="string" calcext:value-type="string">
            <text:p>国内事例</text:p>
          </table:table-cell>
          <table:table-cell office:value-type="float" office:value="913" calcext:value-type="float">
            <text:p>913</text:p>
          </table:table-cell>
          <table:table-cell table:formula="of:=SUM([.E16:.F16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54.html" xlink:type="simple">https://www.mhlw.go.jp/stf/newpage_0975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4T12:00:00" calcext:value-type="date">
            <text:p>2月24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7:.F17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54.html" xlink:type="simple">https://www.mhlw.go.jp/stf/newpage_0975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5T12:00:00" calcext:value-type="date">
            <text:p>2月25日12時</text:p>
          </table:table-cell>
          <table:table-cell office:value-type="string" calcext:value-type="string">
            <text:p>国内事例</text:p>
          </table:table-cell>
          <table:table-cell office:value-type="float" office:value="1017" calcext:value-type="float">
            <text:p>1017</text:p>
          </table:table-cell>
          <table:table-cell table:formula="of:=SUM([.E18:.F18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www.mhlw.go.jp/stf/newpage_09747.html" xlink:type="simple">https://www.mhlw.go.jp/stf/newpage_09747.html</text:a></text:p>
          </table:table-cell>
          <table:table-cell office:value-type="string" calcext:value-type="string">
            <text:p>症状有無確認中を含めると数表の計算が合わない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0-02-25T12:00:00" calcext:value-type="date">
            <text:p>2月25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9:.F19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47.html" xlink:type="simple">https://www.mhlw.go.jp/stf/newpage_0974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6T12:00:00" calcext:value-type="date">
            <text:p>2月26日12時</text:p>
          </table:table-cell>
          <table:table-cell office:value-type="string" calcext:value-type="string">
            <text:p>国内事例</text:p>
          </table:table-cell>
          <table:table-cell office:value-type="float" office:value="1061" calcext:value-type="float">
            <text:p>1061</text:p>
          </table:table-cell>
          <table:table-cell table:formula="of:=SUM([.E20:.F20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70.html" xlink:type="simple">https://www.mhlw.go.jp/stf/newpage_097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6T12:00:00" calcext:value-type="date">
            <text:p>2月26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1:.F21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70.html" xlink:type="simple">https://www.mhlw.go.jp/stf/newpage_097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7T12:00:00" calcext:value-type="date">
            <text:p>2月27日12時</text:p>
          </table:table-cell>
          <table:table-cell office:value-type="string" calcext:value-type="string">
            <text:p>国内事例</text:p>
          </table:table-cell>
          <table:table-cell office:value-type="float" office:value="1229" calcext:value-type="float">
            <text:p>1229</text:p>
          </table:table-cell>
          <table:table-cell table:formula="of:=SUM([.E22:.F22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15.html" xlink:type="simple">https://www.mhlw.go.jp/stf/newpage_0981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7T12:00:00" calcext:value-type="date">
            <text:p>2月27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3:.F2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15.html" xlink:type="simple">https://www.mhlw.go.jp/stf/newpage_0981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8T12:00:00" calcext:value-type="date">
            <text:p>2月28日12時</text:p>
          </table:table-cell>
          <table:table-cell office:value-type="string" calcext:value-type="string">
            <text:p>国内事例</text:p>
          </table:table-cell>
          <table:table-cell office:value-type="float" office:value="1380" calcext:value-type="float">
            <text:p>1380</text:p>
          </table:table-cell>
          <table:table-cell table:formula="of:=SUM([.E24:.F24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49.html" xlink:type="simple">https://www.mhlw.go.jp/stf/newpage_0984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8T12:00:00" calcext:value-type="date">
            <text:p>2月28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5:.F2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49.html" xlink:type="simple">https://www.mhlw.go.jp/stf/newpage_0984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9T12:00:00" calcext:value-type="date">
            <text:p>2月29日12時</text:p>
          </table:table-cell>
          <table:table-cell office:value-type="string" calcext:value-type="string">
            <text:p>国内事例</text:p>
          </table:table-cell>
          <table:table-cell table:style-name="ce7" office:value-type="float" office:value="1510" calcext:value-type="float">
            <text:p>1510</text:p>
          </table:table-cell>
          <table:table-cell table:formula="of:=SUM([.E26:.F26]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mhlw.go.jp/stf/newpage_09860.html" xlink:type="simple">https://www.mhlw.go.jp/stf/newpage_09860.html</text:a></text:p>
          </table:table-cell>
          <table:table-cell table:style-name="ce7" table:number-columns-repeated="1009"/>
        </table:table-row>
        <table:table-row table:style-name="ro1">
          <table:table-cell table:style-name="ce2" office:value-type="date" office:date-value="2020-02-29T12:00:00" calcext:value-type="date">
            <text:p>2月29日12時</text:p>
          </table:table-cell>
          <table:table-cell office:value-type="string" calcext:value-type="string">
            <text:p>チャーター便</text:p>
          </table:table-cell>
          <table:table-cell table:style-name="ce7" office:value-type="float" office:value="829" calcext:value-type="float">
            <text:p>829</text:p>
          </table:table-cell>
          <table:table-cell table:formula="of:=SUM([.E27:.F27])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mhlw.go.jp/stf/newpage_09860.html" xlink:type="simple">https://www.mhlw.go.jp/stf/newpage_09860.html</text:a></text:p>
          </table:table-cell>
          <table:table-cell table:style-name="ce7" table:number-columns-repeated="1009"/>
        </table:table-row>
        <table:table-row table:style-name="ro1">
          <table:table-cell table:style-name="ce2" office:value-type="date" office:date-value="2020-03-01T12:00:00" calcext:value-type="date">
            <text:p>3月1日12時</text:p>
          </table:table-cell>
          <table:table-cell office:value-type="string" calcext:value-type="string">
            <text:p>国内事例</text:p>
          </table:table-cell>
          <table:table-cell office:value-type="float" office:value="1688" calcext:value-type="float">
            <text:p>1688</text:p>
          </table:table-cell>
          <table:table-cell table:formula="of:=SUM([.E28:.F28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63.html" xlink:type="simple">https://www.mhlw.go.jp/stf/newpage_0986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1T12:00:00" calcext:value-type="date">
            <text:p>3月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9:.F2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63.html" xlink:type="simple">https://www.mhlw.go.jp/stf/newpage_0986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2T12:00:00" calcext:value-type="date">
            <text:p>3月2日12時</text:p>
          </table:table-cell>
          <table:table-cell office:value-type="string" calcext:value-type="string">
            <text:p>国内事例</text:p>
          </table:table-cell>
          <table:table-cell office:value-type="float" office:value="1784" calcext:value-type="float">
            <text:p>1784</text:p>
          </table:table-cell>
          <table:table-cell table:formula="of:=SUM([.E30:.F30]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89.html" xlink:type="simple">https://www.mhlw.go.jp/stf/newpage_0988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2T12:00:00" calcext:value-type="date">
            <text:p>3月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1:.F3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89.html" xlink:type="simple">https://www.mhlw.go.jp/stf/newpage_0988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3T12:00:00" calcext:value-type="date">
            <text:p>3月3日12時</text:p>
          </table:table-cell>
          <table:table-cell office:value-type="string" calcext:value-type="string">
            <text:p>国内事例</text:p>
          </table:table-cell>
          <table:table-cell office:value-type="float" office:value="1855" calcext:value-type="float">
            <text:p>1855</text:p>
          </table:table-cell>
          <table:table-cell table:formula="of:=SUM([.E32:.G32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25.html" xlink:type="simple">https://www.mhlw.go.jp/stf/newpage_0992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3T12:00:00" calcext:value-type="date">
            <text:p>3月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3:.G3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25.html" xlink:type="simple">https://www.mhlw.go.jp/stf/newpage_0992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4T12:00:00" calcext:value-type="date">
            <text:p>3月4日12時</text:p>
          </table:table-cell>
          <table:table-cell office:value-type="string" calcext:value-type="string">
            <text:p>国内事例</text:p>
          </table:table-cell>
          <table:table-cell office:value-type="float" office:value="5690" calcext:value-type="float">
            <text:p>5690</text:p>
          </table:table-cell>
          <table:table-cell table:formula="of:=SUM([.E34:.G34]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4T12:00:00" calcext:value-type="date">
            <text:p>3月4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5:.G3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5T12:00:00" calcext:value-type="date">
            <text:p>3月5日12時</text:p>
          </table:table-cell>
          <table:table-cell office:value-type="string" calcext:value-type="string">
            <text:p>国内事例</text:p>
          </table:table-cell>
          <table:table-cell office:value-type="float" office:value="5948" calcext:value-type="float">
            <text:p>5948</text:p>
          </table:table-cell>
          <table:table-cell table:formula="of:=SUM([.E36:.G36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5T12:00:00" calcext:value-type="date">
            <text:p>3月5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7:.G3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6T12:00:00" calcext:value-type="date">
            <text:p>3月6日12時</text:p>
          </table:table-cell>
          <table:table-cell office:value-type="string" calcext:value-type="string">
            <text:p>国内事例</text:p>
          </table:table-cell>
          <table:table-cell office:value-type="float" office:value="6647" calcext:value-type="float">
            <text:p>6647</text:p>
          </table:table-cell>
          <table:table-cell table:formula="of:=SUM([.E38:.G38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6T12:00:00" calcext:value-type="date">
            <text:p>3月6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9:.G3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string" calcext:value-type="string">
            <text:p>国内事例</text:p>
          </table:table-cell>
          <table:table-cell office:value-type="float" office:value="7200" calcext:value-type="float">
            <text:p>7200</text:p>
          </table:table-cell>
          <table:table-cell table:formula="of:=SUM([.E40:.G40])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1:.G4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string" calcext:value-type="string">
            <text:p>国内事例</text:p>
          </table:table-cell>
          <table:table-cell office:value-type="float" office:value="7347" calcext:value-type="float">
            <text:p>7347</text:p>
          </table:table-cell>
          <table:table-cell table:formula="of:=SUM([.E42:.G42]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93" calcext:value-type="float">
            <text:p>193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3:.G4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9T12:00:00" calcext:value-type="date">
            <text:p>3月9日12時</text:p>
          </table:table-cell>
          <table:table-cell office:value-type="string" calcext:value-type="string">
            <text:p>国内事例</text:p>
          </table:table-cell>
          <table:table-cell office:value-type="float" office:value="7457" calcext:value-type="float">
            <text:p>7457</text:p>
          </table:table-cell>
          <table:table-cell table:formula="of:=SUM([.E44:.G44])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9T12:00:00" calcext:value-type="date">
            <text:p>3月9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5:.G4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0T12:00:00" calcext:value-type="date">
            <text:p>3月10日12時</text:p>
          </table:table-cell>
          <table:table-cell office:value-type="string" calcext:value-type="string">
            <text:p>国内事例</text:p>
          </table:table-cell>
          <table:table-cell office:value-type="float" office:value="8771" calcext:value-type="float">
            <text:p>8771</text:p>
          </table:table-cell>
          <table:table-cell table:formula="of:=SUM([.E46:.G46])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0T12:00:00" calcext:value-type="date">
            <text:p>3月10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7:.G4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1T12:00:00" calcext:value-type="date">
            <text:p>3月11日12時</text:p>
          </table:table-cell>
          <table:table-cell office:value-type="string" calcext:value-type="string">
            <text:p>国内事例</text:p>
          </table:table-cell>
          <table:table-cell office:value-type="float" office:value="9195" calcext:value-type="float">
            <text:p>9195</text:p>
          </table:table-cell>
          <table:table-cell table:formula="of:=SUM([.E48:.G48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1T12:00:00" calcext:value-type="date">
            <text:p>3月1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9:.G4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2T12:00:00" calcext:value-type="date">
            <text:p>3月12日12時</text:p>
          </table:table-cell>
          <table:table-cell office:value-type="string" calcext:value-type="string">
            <text:p>国内事例</text:p>
          </table:table-cell>
          <table:table-cell office:value-type="float" office:value="9376" calcext:value-type="float">
            <text:p>9376</text:p>
          </table:table-cell>
          <table:table-cell table:formula="of:=SUM([.E50:.G50])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2T12:00:00" calcext:value-type="date">
            <text:p>3月1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51:.G5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3T12:00:00" calcext:value-type="date">
            <text:p>3月13日12時</text:p>
          </table:table-cell>
          <table:table-cell office:value-type="string" calcext:value-type="string">
            <text:p>国内事例</text:p>
          </table:table-cell>
          <table:table-cell office:value-type="float" office:value="11231" calcext:value-type="float">
            <text:p>11231</text:p>
          </table:table-cell>
          <table:table-cell table:formula="of:=SUM([.E52:.G52])"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3T12:00:00" calcext:value-type="date">
            <text:p>3月1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53:.G5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table:number-columns-repeated="100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検査件数" table:style-name="ta1">
        <table:table-column table:style-name="co14" table:number-columns-repeated="2" table:default-cell-style-name="ce7"/>
        <table:table-column table:style-name="co15" table:default-cell-style-name="ce7"/>
        <table:table-column table:style-name="co11" table:default-cell-style-name="ce7"/>
        <table:table-column table:style-name="co16" table:default-cell-style-name="ce7"/>
        <table:table-column table:style-name="co13" table:number-columns-repeated="1019" table:default-cell-style-name="ce7"/>
        <table:table-row table:style-name="ro1"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office:value-type="string" calcext:value-type="string">
            <text:p>件数</text:p>
          </table:table-cell>
          <table:table-cell office:value-type="string" calcext:value-type="string">
            <text:p>URL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11" calcext:value-type="date">
            <text:p>3月11日</text:p>
          </table:table-cell>
          <table:table-cell office:value-type="float" office:value="25456" calcext:value-type="float">
            <text:p>25456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office:value-type="string" calcext:value-type="string">
            <text:p>3/11までに回答があったものの集計と記載されている</text:p>
          </table:table-cell>
          <table:table-cell table:number-columns-repeated="1019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11" calcext:value-type="date">
            <text:p>3月11日</text:p>
          </table:table-cell>
          <table:table-cell office:value-type="float" office:value="24052" calcext:value-type="float">
            <text:p>24052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office:value-type="string" calcext:value-type="string">
            <text:p>3/10までに回答があったものの集計と記載されている</text:p>
          </table:table-cell>
          <table:table-cell table:number-columns-repeated="1019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09" calcext:value-type="date">
            <text:p>3月9日</text:p>
          </table:table-cell>
          <table:table-cell office:value-type="float" office:value="22272" calcext:value-type="float">
            <text:p>22272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office:value-type="string" calcext:value-type="string">
            <text:p>3/9までに回答があったものの集計と記載されている</text:p>
          </table:table-cell>
          <table:table-cell table:number-columns-repeated="1019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08" calcext:value-type="date">
            <text:p>3月8日</text:p>
          </table:table-cell>
          <table:table-cell office:value-type="float" office:value="21174" calcext:value-type="float">
            <text:p>21174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クルーズ船" table:style-name="ta1">
        <table:table-column table:style-name="co1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17" table:number-columns-repeated="2" table:default-cell-style-name="ce7"/>
        <table:table-column table:style-name="co8" table:number-columns-repeated="3" table:default-cell-style-name="ce7"/>
        <table:table-column table:style-name="co11" table:default-cell-style-name="ce7"/>
        <table:table-column table:style-name="co18" table:default-cell-style-name="ce7"/>
        <table:table-column table:style-name="co13" table:number-columns-repeated="1012" table:default-cell-style-name="ce7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総人数</text:p>
          </table:table-cell>
          <table:table-cell office:value-type="string" calcext:value-type="string">
            <text:p>陽性者数</text:p>
          </table:table-cell>
          <table:table-cell office:value-type="string" calcext:value-type="string">
            <text:p>無症状</text:p>
          </table:table-cell>
          <table:table-cell office:value-type="string" calcext:value-type="string">
            <text:p>退院総数</text:p>
          </table:table-cell>
          <table:table-cell office:value-type="string" calcext:value-type="string">
            <text:p>無症状/退院</text:p>
          </table:table-cell>
          <table:table-cell office:value-type="string" calcext:value-type="string">
            <text:p>退院</text:p>
          </table:table-cell>
          <table:table-cell office:value-type="string" calcext:value-type="string">
            <text:p>重症</text:p>
          </table:table-cell>
          <table:table-cell office:value-type="string" calcext:value-type="string">
            <text:p>死亡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備考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20-03-12T18:00:00" calcext:value-type="date">
            <text:p>3月12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7" calcext:value-type="float">
            <text:p>697</text:p>
          </table:table-cell>
          <table:table-cell office:value-type="float" office:value="328" calcext:value-type="float">
            <text:p>328</text:p>
          </table:table-cell>
          <table:table-cell office:value-type="float" office:value="390" calcext:value-type="float">
            <text:p>390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office:value-type="string" calcext:value-type="string">
            <text:p>チャーター便帰国した40人を引いた数値が「新型コロナウイルス感染症」についてに記載された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20-03-11T18:00:00" calcext:value-type="date">
            <text:p>3月11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7" calcext:value-type="float">
            <text:p>697</text:p>
          </table:table-cell>
          <table:table-cell office:value-type="float" office:value="328" calcext:value-type="float">
            <text:p>328</text:p>
          </table:table-cell>
          <table:table-cell office:value-type="float" office:value="388" calcext:value-type="float">
            <text:p>388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10T18:00:00" calcext:value-type="date">
            <text:p>3月10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327" calcext:value-type="float">
            <text:p>327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office:value-type="string" calcext:value-type="string">
            <text:p>退院等している者の数が数表と注釈で異なっている（注釈は前日データ？）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20-03-09T18:00:00" calcext:value-type="date">
            <text:p>3月9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8T18:00:00" calcext:value-type="date">
            <text:p>3月8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5T18:00:00" calcext:value-type="date">
            <text:p>3月5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2" calcext:value-type="float">
            <text:p>242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4T18:00:00" calcext:value-type="date">
            <text:p>3月4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office:value-type="string" calcext:value-type="string">
            <text:p>時刻不明。陽性者数と無症状者数には「延べ」と記載されている。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20-03-03T18:00:00" calcext:value-type="date">
            <text:p>3月3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office:value-type="string" calcext:value-type="string">
            <text:p>時刻不明。陽性者数と無症状者数には「延べ」と記載されている。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国内の状況.A1:国内の状況.P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  <number:hours/>
      <number:text>時</number:text>
    </number:date-style>
    <number:date-style style:name="N112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00/00/00</text:date>, <text:time style:data-style-name="N2" text:time-value="08:59:14.317656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2:20:20.420457235</meta:creation-date>
    <dc:date>2020-03-14T09:10:34.708861840</dc:date>
    <meta:editing-duration>PT2H17M44S</meta:editing-duration>
    <meta:editing-cycles>107</meta:editing-cycles>
    <meta:generator>LibreOffice/6.2.8.2$MacOSX_X86_64 LibreOffice_project/f82ddfca21ebc1e222a662a32b25c0c9d20169ee</meta:generator>
    <meta:document-statistic meta:table-count="3" meta:cell-count="839" meta:object-count="0"/>
    <meta:user-defined meta:name=""/>
  </office:meta>
</office:document-meta>
</file>